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21a97c"/>
    </style:style>
    <style:style style:name="P64" style:family="paragraph" style:parent-style-name="Standard">
      <style:text-properties officeooo:paragraph-rsid="0d37c52c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4fb2fa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53d678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656632"/>
    </style:style>
    <style:style style:name="P71" style:family="paragraph" style:parent-style-name="Standard">
      <style:text-properties officeooo:paragraph-rsid="0d6687d9"/>
    </style:style>
    <style:style style:name="P72" style:family="paragraph" style:parent-style-name="Standard">
      <style:text-properties officeooo:paragraph-rsid="0d823c65"/>
    </style:style>
    <style:style style:name="P73" style:family="paragraph" style:parent-style-name="Standard">
      <style:text-properties officeooo:paragraph-rsid="0d87b9fa"/>
    </style:style>
    <style:style style:name="P74" style:family="paragraph" style:parent-style-name="Standard">
      <style:text-properties officeooo:paragraph-rsid="0d88a1d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8df6d5"/>
    </style:style>
    <style:style style:name="P77" style:family="paragraph" style:parent-style-name="Standard">
      <style:text-properties officeooo:paragraph-rsid="0da024ea"/>
    </style:style>
    <style:style style:name="P78" style:family="paragraph" style:parent-style-name="Standard">
      <style:text-properties officeooo:paragraph-rsid="0da677d4"/>
    </style:style>
    <style:style style:name="P79" style:family="paragraph" style:parent-style-name="Standard">
      <style:text-properties officeooo:rsid="0d1ec96e" officeooo:paragraph-rsid="0dbb4d02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bcae4"/>
    </style:style>
    <style:style style:name="P82" style:family="paragraph" style:parent-style-name="Standard">
      <style:text-properties officeooo:paragraph-rsid="0dbec325"/>
    </style:style>
    <style:style style:name="P83" style:family="paragraph" style:parent-style-name="Standard">
      <style:text-properties officeooo:paragraph-rsid="0dc75ecf"/>
    </style:style>
    <style:style style:name="P84" style:family="paragraph" style:parent-style-name="Standard">
      <style:text-properties officeooo:paragraph-rsid="0dc8ca39"/>
    </style:style>
    <style:style style:name="P85" style:family="paragraph" style:parent-style-name="Standard">
      <style:text-properties officeooo:paragraph-rsid="0dd5b7dc"/>
    </style:style>
    <style:style style:name="P86" style:family="paragraph" style:parent-style-name="Standard">
      <style:text-properties officeooo:paragraph-rsid="0dd73527"/>
    </style:style>
    <style:style style:name="P87" style:family="paragraph" style:parent-style-name="Standard">
      <style:text-properties officeooo:paragraph-rsid="0dd7cbe7"/>
    </style:style>
    <style:style style:name="P88" style:family="paragraph" style:parent-style-name="Standard">
      <style:text-properties officeooo:paragraph-rsid="0de3a99f"/>
    </style:style>
    <style:style style:name="P89" style:family="paragraph" style:parent-style-name="Standard">
      <style:text-properties officeooo:paragraph-rsid="0de414b5"/>
    </style:style>
    <style:style style:name="P90" style:family="paragraph" style:parent-style-name="Footnote">
      <style:text-properties officeooo:paragraph-rsid="04473353"/>
    </style:style>
    <style:style style:name="P91" style:family="paragraph" style:parent-style-name="Footnote">
      <style:text-properties officeooo:rsid="043ccc66" officeooo:paragraph-rsid="0c397b0b"/>
    </style:style>
    <style:style style:name="P92" style:family="paragraph" style:parent-style-name="Footnote">
      <style:text-properties officeooo:paragraph-rsid="0cfb8404"/>
    </style:style>
    <style:style style:name="P93" style:family="paragraph" style:parent-style-name="Footnote">
      <style:text-properties officeooo:paragraph-rsid="0d4c0055"/>
    </style:style>
    <style:style style:name="P94" style:family="paragraph" style:parent-style-name="Footnote">
      <style:text-properties officeooo:paragraph-rsid="0d5dc5cc"/>
    </style:style>
    <style:style style:name="P95" style:family="paragraph" style:parent-style-name="Footnote">
      <style:text-properties officeooo:paragraph-rsid="0d80b951"/>
    </style:style>
    <style:style style:name="P96" style:family="paragraph" style:parent-style-name="Footnote">
      <style:text-properties officeooo:paragraph-rsid="0d88b8d0"/>
    </style:style>
    <style:style style:name="P97" style:family="paragraph" style:parent-style-name="Footnote">
      <style:text-properties officeooo:paragraph-rsid="0db416b4"/>
    </style:style>
    <style:style style:name="P98" style:family="paragraph" style:parent-style-name="Footnote">
      <style:text-properties officeooo:paragraph-rsid="0dd16467"/>
    </style:style>
    <style:style style:name="P99" style:family="paragraph" style:parent-style-name="Footnote">
      <style:text-properties officeooo:paragraph-rsid="0de5d71d"/>
    </style:style>
    <style:style style:name="P100" style:family="paragraph" style:parent-style-name="Footnote">
      <style:text-properties officeooo:paragraph-rsid="0de71249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0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7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8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898c391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de3a99f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5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7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8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1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3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74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75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76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77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78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79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80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81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2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3" style:family="text">
      <style:text-properties fo:color="#000000" style:font-name="Ubuntu1" fo:font-size="12pt" style:font-size-asian="12pt" style:font-size-complex="12pt"/>
    </style:style>
    <style:style style:name="T384" style:family="text">
      <style:text-properties fo:color="#000000" style:font-name="Ubuntu1" fo:font-size="12pt" officeooo:rsid="004804ae" style:font-size-asian="12pt" style:font-size-complex="12pt"/>
    </style:style>
    <style:style style:name="T385" style:family="text">
      <style:text-properties fo:color="#000000" style:font-name="Ubuntu1" fo:font-size="12pt" officeooo:rsid="0d21a97c" style:font-size-asian="12pt" style:font-size-complex="12pt"/>
    </style:style>
    <style:style style:name="T386" style:family="text">
      <style:text-properties fo:color="#000000" style:font-name="Ubuntu1" fo:font-size="12pt" officeooo:rsid="0d2ecc1a" style:font-size-asian="12pt" style:font-size-complex="12pt"/>
    </style:style>
    <style:style style:name="T387" style:family="text">
      <style:text-properties fo:color="#000000" style:text-underline-style="none" officeooo:rsid="0bd0b23f" style:font-size-asian="12pt" style:font-size-complex="12pt"/>
    </style:style>
    <style:style style:name="T38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1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2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3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5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6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7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8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style:use-window-font-color="true"/>
    </style:style>
    <style:style style:name="T42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2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5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7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8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2" style:family="text">
      <style:text-properties style:use-window-font-color="true" officeooo:rsid="047da547"/>
    </style:style>
    <style:style style:name="T453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4" style:family="text">
      <style:text-properties fo:font-size="12pt" style:font-size-asian="12pt" style:font-size-complex="12pt"/>
    </style:style>
    <style:style style:name="T455" style:family="text">
      <style:text-properties fo:font-size="12pt" officeooo:rsid="02eddb5a" style:font-size-asian="12pt" style:font-size-complex="12pt"/>
    </style:style>
    <style:style style:name="T456" style:family="text">
      <style:text-properties fo:font-size="12pt" officeooo:rsid="064c9632" style:font-size-asian="12pt" style:font-size-complex="12pt"/>
    </style:style>
    <style:style style:name="T457" style:family="text">
      <style:text-properties officeooo:rsid="047fb57c"/>
    </style:style>
    <style:style style:name="T458" style:family="text">
      <style:text-properties officeooo:rsid="047da547"/>
    </style:style>
    <style:style style:name="T459" style:family="text">
      <style:text-properties officeooo:rsid="01657261" style:font-size-asian="12pt" style:font-size-complex="12pt"/>
    </style:style>
    <style:style style:name="T460" style:family="text">
      <style:text-properties officeooo:rsid="04473353"/>
    </style:style>
    <style:style style:name="T461" style:family="text">
      <style:text-properties fo:font-weight="normal" style:font-weight-asian="normal" style:font-weight-complex="normal"/>
    </style:style>
    <style:style style:name="T462" style:family="text">
      <style:text-properties fo:font-weight="normal" officeooo:rsid="0d53468e" style:font-weight-asian="normal" style:font-weight-complex="normal"/>
    </style:style>
    <style:style style:name="T463" style:family="text">
      <style:text-properties fo:font-weight="normal" officeooo:rsid="0d5e9ec2" style:font-weight-asian="normal" style:font-weight-complex="normal"/>
    </style:style>
    <style:style style:name="T464" style:family="text">
      <style:text-properties fo:font-weight="normal" officeooo:rsid="0d516aa8" style:font-weight-asian="normal" style:font-weight-complex="normal"/>
    </style:style>
    <style:style style:name="T465" style:family="text">
      <style:text-properties fo:font-weight="normal" officeooo:rsid="0d6a0c36" style:font-weight-asian="normal" style:font-weight-complex="normal"/>
    </style:style>
    <style:style style:name="T466" style:family="text">
      <style:text-properties officeooo:rsid="06049971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officeooo:rsid="06049971" style:font-weight-asian="bold" style:font-weight-complex="bold"/>
    </style:style>
    <style:style style:name="T469" style:family="text">
      <style:text-properties officeooo:rsid="0594b105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officeooo:rsid="0aace3cd"/>
    </style:style>
    <style:style style:name="T47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3" style:family="text">
      <style:text-properties fo:font-size="10pt" officeooo:rsid="06049971" style:font-size-asian="10pt" style:font-size-complex="10pt"/>
    </style:style>
    <style:style style:name="T474" style:family="text">
      <style:text-properties fo:font-size="10pt" officeooo:rsid="0d7d740a" style:font-size-asian="10pt" style:font-size-complex="10pt"/>
    </style:style>
    <style:style style:name="T475" style:family="text">
      <style:text-properties fo:font-size="10pt" officeooo:rsid="0dd944c0" style:font-size-asian="10pt" style:font-style-asian="italic" style:font-size-complex="10pt" style:font-style-complex="italic"/>
    </style:style>
    <style:style style:name="T476" style:family="text">
      <style:text-properties fo:font-size="10pt" officeooo:rsid="06049971" style:font-size-asian="10pt" style:font-style-asian="italic" style:font-size-complex="10pt" style:font-style-complex="italic"/>
    </style:style>
    <style:style style:name="T477" style:family="text">
      <style:text-properties officeooo:rsid="0394a435"/>
    </style:style>
    <style:style style:name="T478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9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3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84" style:family="text">
      <style:text-properties officeooo:rsid="0b668458"/>
    </style:style>
    <style:style style:name="T485" style:family="text">
      <style:text-properties officeooo:rsid="0c125172"/>
    </style:style>
    <style:style style:name="T486" style:family="text">
      <style:text-properties officeooo:rsid="0d2d19da"/>
    </style:style>
    <style:style style:name="T487" style:family="text">
      <style:text-properties officeooo:rsid="0d3bc5c4"/>
    </style:style>
    <style:style style:name="T488" style:family="text">
      <style:text-properties officeooo:rsid="0d3fc4ec"/>
    </style:style>
    <style:style style:name="T489" style:family="text">
      <style:text-properties officeooo:rsid="0d4b2054"/>
    </style:style>
    <style:style style:name="T49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1" style:family="text">
      <style:text-properties officeooo:rsid="0d781c5d"/>
    </style:style>
    <style:style style:name="T492" style:family="text">
      <style:text-properties officeooo:rsid="0d7d740a"/>
    </style:style>
    <style:style style:name="T493" style:family="text">
      <style:text-properties officeooo:rsid="0d87d73f"/>
    </style:style>
    <style:style style:name="T494" style:family="text">
      <style:text-properties officeooo:rsid="0d88b8d0"/>
    </style:style>
    <style:style style:name="T495" style:family="text">
      <style:text-properties fo:font-style="normal" style:font-style-asian="normal" style:font-style-complex="normal"/>
    </style:style>
    <style:style style:name="T496" style:family="text">
      <style:text-properties officeooo:rsid="0db2fd57"/>
    </style:style>
    <style:style style:name="T497" style:family="text">
      <style:text-properties officeooo:rsid="0db4d737"/>
    </style:style>
    <style:style style:name="T498" style:family="text">
      <style:text-properties officeooo:rsid="0db5d4ba"/>
    </style:style>
    <style:style style:name="T499" style:family="text">
      <style:text-properties officeooo:rsid="0db5fe7f"/>
    </style:style>
    <style:style style:name="T500" style:family="text">
      <style:text-properties officeooo:rsid="0d1ec96e"/>
    </style:style>
    <style:style style:name="T501" style:family="text">
      <style:text-properties officeooo:rsid="0d4a40eb"/>
    </style:style>
    <style:style style:name="T502" style:family="text">
      <style:text-properties officeooo:rsid="0d53468e"/>
    </style:style>
    <style:style style:name="T50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04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505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Strong_20_Emphasis"><text:span text:style-name="T350">C</text:span></text:span><text:span text:style-name="Strong_20_Emphasis"><text:span text:style-name="T345">hecklist voor </text:span></text:span><text:span text:style-name="Strong_20_Emphasis"><text:span text:style-name="T353">de installatie</text:span></text:span><text:span text:style-name="Strong_20_Emphasis"><text:span text:style-name="T345"> van </text:span></text:span><text:reference-mark-start text:name="Distributie"/><text:span text:style-name="Strong_20_Emphasis"><text:span text:style-name="T354">Debian</text:span></text:span><text:reference-mark-end text:name="Distributie"/><text:span text:style-name="Strong_20_Emphasis"><text:span text:style-name="T348"> </text:span></text:span><text:reference-mark-start text:name="Versie"/><text:span text:style-name="Strong_20_Emphasis"><text:span text:style-name="T354">1</text:span></text:span><text:span text:style-name="Strong_20_Emphasis"><text:span text:style-name="T355">1</text:span></text:span><text:reference-mark-end text:name="Versie"/><text:span text:style-name="Strong_20_Emphasis"><text:span text:style-name="T346"> </text:span></text:span><text:span text:style-name="Strong_20_Emphasis"><text:span text:style-name="T356">LTS</text:span></text:span><text:span text:style-name="Strong_20_Emphasis"><text:span text:style-name="T346"><text:note text:id="ftn1" text:note-class="footnote"><text:note-citation>1</text:note-citation><text:note-body><text:p text:style-name="P98"><text:span text:style-name="T477">Deze versie heeft codenaam </text:span><text:span text:style-name="T393">B</text:span><text:span text:style-name="T403">ullseye</text:span><text:span text:style-name="T484"> </text:span><text:span text:style-name="T485">(</text:span><text:span text:style-name="T403">bullseye</text:span><text:span text:style-name="T485">)</text:span><text:span text:style-name="T484"> </text:span><text:span text:style-name="T394">en is een zogenaamde LTS-versie (Long-Term Support, langetermijnondersteuning). <text:s/></text:span><text:span text:style-name="T395">Deze</text:span><text:span text:style-name="T394"> LTS-versie versch</text:span><text:span text:style-name="T395">een </text:span><text:span text:style-name="T402">in </text:span><text:span text:style-name="T404">augustus</text:span><text:span text:style-name="T394"> 20</text:span><text:span text:style-name="T404">2</text:span><text:span text:style-name="T395">1</text:span><text:span text:style-name="T394"> en wordt vanaf vrijgave </text:span><text:span text:style-name="T402">vijf</text:span><text:span text:style-name="T394"> jaar ondersteund</text:span><text:span text:style-name="T396"> </text:span><text:span text:style-name="T394">(</text:span><text:span text:style-name="T397">updates </text:span><text:span text:style-name="T394">tot </text:span><text:span text:style-name="T404">augustus</text:span><text:span text:style-name="T395"> </text:span><text:span text:style-name="T394">202</text:span><text:span text:style-name="T404">6</text:span><text:span text:style-name="T396">)</text:span><text:span text:style-name="T398">.</text:span></text:p></text:note-body></text:note></text:span></text:span><text:span text:style-name="Strong_20_Emphasis"><text:span text:style-name="T356"> </text:span></text:span><text:reference-mark-start text:name="Editie"/><text:span text:style-name="Strong_20_Emphasis"><text:span text:style-name="T347">desktop</text:span></text:span><text:reference-mark-end text:name="Editie"/><text:span text:style-name="Strong_20_Emphasis"><text:span text:style-name="T349">.</text:span></text:span></text:p>
      <text:p text:style-name="P13"/>
      <text:p text:style-name="P32"><text:span text:style-name="T20">Kijk op</text:span><text:span text:style-name="T34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5"> </text:span><text:span text:style-name="T421">voor</text:span><text:span text:style-name="T422"> </text:span><text:span text:style-name="T423">deze en andere </text:span><text:span text:style-name="T21">checklists, scripts, en overige bestanden.</text:span></text:p>
      <text:p text:style-name="P25"/>
      <text:p text:style-name="P56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4"/>
      <text:p text:style-name="P14"/>
      <text:p text:style-name="P14">V<text:span text:style-name="T457">ul de waarden in het tekstvak achter de </text:span><text:span text:style-name="Definition"><text:span text:style-name="T458">schuingedrukte</text:span></text:span> <text:span text:style-name="T458">woorden </text:span><text:span text:style-name="T452">(zie toelichting)</text:span><text:span text:style-name="T458">:</text:span></text:p>
      <text:p text:style-name="P4"><text:span text:style-name="Definition"><text:span text:style-name="T428">g</text:span></text:span><text:span text:style-name="Definition"><text:span text:style-name="T427">ebruiker</text:span></text:span><text:span text:style-name="Definition"><text:span text:style-name="T429"><text:tab/><text:tab/></text:span></text:span><text:span text:style-name="Definition"><text:span text:style-name="T420"> <text:tab/><text:tab/></text:span></text:span><text:span text:style-name="T430"><draw:control text:anchor-type="as-char" svg:y="-0.429cm" draw:z-index="35" draw:name="Gebruiker" draw:style-name="gr2" draw:text-style-name="P108" svg:width="6.061cm" svg:height="0.6cm" draw:control="control36"><svg:title>Gebruiker</svg:title><svg:desc>Volledige naam, bijv. Jan Stek</svg:desc></draw:control></text:span><text:span text:style-name="T430"><text:tab/></text:span><text:span text:style-name="T431">(</text:span><text:span text:style-name="T449">volledige naam, bijv. </text:span><text:span text:style-name="T451">Karel Kamer</text:span><text:span text:style-name="T450">)</text:span></text:p>
      <text:p text:style-name="Standard"><text:span text:style-name="Definition"><text:span text:style-name="T428">g</text:span></text:span><text:span text:style-name="Definition"><text:span text:style-name="T427">ebruikersnaam<text:tab/><text:tab/></text:span></text:span><text:span text:style-name="Definition"><text:span text:style-name="T427"><draw:control text:anchor-type="as-char" svg:y="-0.429cm" draw:z-index="36" draw:name="Gberuikersnaam" draw:style-name="gr2" draw:text-style-name="P108" svg:width="6.061cm" svg:height="0.6cm" draw:control="control37"><svg:title>Gebruikersnaam</svg:title><svg:desc>Korte naam, bijv. jan</svg:desc></draw:control></text:span></text:span><text:span text:style-name="Definition"><text:span text:style-name="T427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3">c</text:span></text:span><text:span text:style-name="Definition"><text:span text:style-name="T442">omputernaam<text:tab/><text:tab/></text:span></text:span><text:span text:style-name="Definition"><text:span text:style-name="T430"><draw:control text:anchor-type="as-char" svg:y="-0.429cm" draw:z-index="37" draw:name="Computernaam" draw:style-name="gr2" draw:text-style-name="P108" svg:width="6.061cm" svg:height="0.6cm" draw:control="control38"><svg:title>Computernaam</svg:title><svg:desc>Unieke naam van de computer</svg:desc></draw:control></text:span></text:span><text:span text:style-name="Definition"><text:span text:style-name="T430"><text:tab/></text:span></text:span><text:span text:style-name="Definition"><text:span text:style-name="T434">(</text:span></text:span><text:span text:style-name="Definition"><text:span text:style-name="T432">unieke naam van de compute</text:span></text:span><text:span text:style-name="Definition"><text:span text:style-name="T433">r</text:span></text:span><text:span text:style-name="Definition"><text:span text:style-name="T434">)</text:span></text:span></text:p>
      <text:p text:style-name="P3"><text:span text:style-name="Definition"><text:span text:style-name="T428">o</text:span></text:span><text:span text:style-name="Definition"><text:span text:style-name="T427">pstartmenu</text:span></text:span><text:span text:style-name="Definition"><text:span text:style-name="T430"><text:tab/><text:tab/><text:tab/></text:span></text:span><text:span text:style-name="Definition"><text:span text:style-name="T430"><draw:control text:anchor-type="as-char" svg:y="-0.429cm" draw:z-index="38" draw:name="Opstartmenu" draw:style-name="gr2" draw:text-style-name="P108" svg:width="6.061cm" svg:height="0.6cm" draw:control="control39"><svg:title>Opstartmenu</svg:title><svg:desc>Toets voor het opstartmenu ("bootmenu")</svg:desc></draw:control></text:span></text:span><text:span text:style-name="Definition"><text:span text:style-name="T430"><text:tab/></text:span></text:span><text:span text:style-name="Definition"><text:span text:style-name="T434">(</text:span></text:span><text:span text:style-name="Definition"><text:span text:style-name="T432">to</text:span></text:span><text:span text:style-name="Definition"><text:span text:style-name="T439">ets voor het opstartmedium</text:span></text:span><text:span text:style-name="Definition"><text:span text:style-name="T440">)</text:span></text:span></text:p>
      <text:p text:style-name="P3"><text:span text:style-name="Definition"><text:span text:style-name="T444">i</text:span></text:span><text:span text:style-name="Definition"><text:span text:style-name="T445">nstellingen</text:span></text:span><text:span text:style-name="T434"><text:tab/> <text:tab/><text:tab/></text:span><text:span text:style-name="T434"><draw:control text:anchor-type="as-char" svg:y="-0.429cm" draw:z-index="34" draw:name="Instellingen" draw:style-name="gr2" draw:text-style-name="P108" svg:width="6.061cm" svg:height="0.6cm" draw:control="control35"><svg:title>Instellingen</svg:title><svg:desc>Toets voor het BIOS/UEFI-scherm ("setup")</svg:desc></draw:control></text:span><text:span text:style-name="T434"><text:tab/>(</text:span><text:span text:style-name="T432">toets voor het BIOS/UEFI-scherm</text:span><text:span text:style-name="T434">)</text:span></text:p>
      <text:p text:style-name="P6"><text:span text:style-name="Definition"><text:span text:style-name="T424">2</text:span></text:span><text:span text:style-name="Definition"><text:span text:style-name="T426">e </text:span></text:span><text:span text:style-name="Definition"><text:span text:style-name="T446">gebr</text:span></text:span><text:span text:style-name="Definition"><text:span text:style-name="T424">uiker </text:span></text:span><text:span text:style-name="Definition"><text:span text:style-name="T425">(evt.)</text:span></text:span><text:span text:style-name="T434"><text:tab/></text:span><text:span text:style-name="T434"><draw:control text:anchor-type="as-char" svg:y="-0.429cm" draw:z-index="40" draw:name="Instellingen_0" draw:style-name="gr2" draw:text-style-name="P108" svg:width="6.061cm" svg:height="0.6cm" draw:control="control41"><svg:title>Instellingen</svg:title><svg:desc>Toets voor het BIOS/UEFI-scherm ("setup")</svg:desc></draw:control></text:span><text:span text:style-name="T434"><text:tab/>(volledige naam </text:span><text:span text:style-name="T437">evt. </text:span><text:span text:style-name="T441">2</text:span><text:span text:style-name="T453">e</text:span><text:span text:style-name="T441"> </text:span><text:span text:style-name="T434">gebruiker)</text:span></text:p>
      <text:p text:style-name="P6"><text:span text:style-name="Definition"><text:span text:style-name="T424">2</text:span></text:span><text:span text:style-name="Definition"><text:span text:style-name="T426">e</text:span></text:span><text:span text:style-name="Definition"><text:span text:style-name="T424"> </text:span></text:span><text:span text:style-name="Definition"><text:span text:style-name="T447">g</text:span></text:span><text:span text:style-name="Definition"><text:span text:style-name="T448">ebruikersnaam</text:span></text:span><text:span text:style-name="T434"><text:tab/></text:span><text:span text:style-name="T434"><draw:control text:anchor-type="as-char" svg:y="-0.429cm" draw:z-index="39" draw:name="Instellingen_1" draw:style-name="gr2" draw:text-style-name="P108" svg:width="6.061cm" svg:height="0.6cm" draw:control="control40"><svg:title>Instellingen</svg:title><svg:desc>Toets voor het BIOS/UEFI-scherm ("setup")</svg:desc></draw:control></text:span><text:span text:style-name="T434"><text:tab/>(</text:span><text:span text:style-name="T432">korte naam </text:span><text:span text:style-name="T437">ev</text:span><text:span text:style-name="T438">entuele</text:span><text:span text:style-name="T437"> </text:span><text:span text:style-name="T441">2</text:span><text:span text:style-name="T453">e</text:span><text:span text:style-name="T441"> </text:span><text:span text:style-name="T435">gebr</text:span><text:span text:style-name="T436">uiker</text:span><text:span text:style-name="T434">)</text:span></text:p>
      <text:p text:style-name="P5"><text:span text:style-name="T364">Vervang </text:span><text:span text:style-name="Definition"><text:span text:style-name="T17">schuingedrukte</text:span></text:span><text:span text:style-name="T364"> </text:span><text:span text:style-name="T365">woorden </text:span><text:span text:style-name="T364">in deze checklist door </text:span><text:span text:style-name="T365">boven</text:span><text:span text:style-name="T364">staande waarden.</text:span></text:p>
      <text:p text:style-name="P15"/>
      <text:p text:style-name="P2"><text:span text:style-name="Strong_20_Emphasis"><text:span text:style-name="T359"/></text:span></text:p>
      <text:p text:style-name="P35"><text:span text:style-name="Strong_20_Emphasis"><text:span text:style-name="T144"><draw:control text:anchor-type="as-char" draw:z-index="0" draw:name="Vorm1" draw:style-name="gr1" draw:text-style-name="P107" svg:width="0.35cm" svg:height="0.35cm" draw:control="control1"/></text:span></text:span><text:span text:style-name="Strong_20_Emphasis"><text:span text:style-name="T144"><text:s/><text:tab/></text:span></text:span><text:span text:style-name="T360">Nog niet op Linux?<text:tab/></text:span><text:span text:style-name="T388"></text:span><text:span text:style-name="T366"> </text:span><text:span text:style-name="T367">G</text:span><text:span text:style-name="T361">ebruik </text:span><text:span text:style-name="Strong_20_Emphasis"><text:span text:style-name="T417">Checklist migratie</text:span></text:span><text:span text:style-name="T36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2"> onder </text:span><text:span text:style-name="T372">Linux</text:span><text:span text:style-name="T363">.</text:span></text:p>
      <text:p text:style-name="P49"><text:span text:style-name="Strong_20_Emphasis"><text:span text:style-name="T144"><draw:control text:anchor-type="as-char" draw:z-index="33" draw:name="Vorm2" draw:style-name="gr1" draw:text-style-name="P107" svg:width="0.35cm" svg:height="0.35cm" draw:control="control34"/></text:span></text:span><text:span text:style-name="Strong_20_Emphasis"><text:span text:style-name="T144"><text:s/><text:tab/></text:span></text:span><text:span text:style-name="T368">Nieuwe installatie?<text:tab/></text:span><text:span text:style-name="T389"></text:span><text:span text:style-name="T371"><text:tab/></text:span><text:span text:style-name="T370">B</text:span><text:span text:style-name="T368">egin bij hoofdstuk </text:span><text:span text:style-name="T368"><text:bookmark-ref text:reference-format="page" text:ref-name="__RefNumPara__4009_1271708128">2</text:bookmark-ref></text:span><text:span text:style-name="T368"><text:s text:c="2"/></text:span><text:span text:style-name="T369"><text:bookmark-ref text:reference-format="text" text:ref-name="__RefNumPara__4009_1271708128">Installatie uitvoeren</text:bookmark-ref></text:span><text:span text:style-name="T369">.</text:span></text:p>
      <text:p text:style-name="P1"><text:span text:style-name="Strong_20_Emphasis"><text:span text:style-name="T358"/></text:span></text:p>
      <text:list xml:id="list1744534005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736537127296">
          <table:table-cell table:style-name="_31_._5f_Installatie_5f_voorbereiden.A1" office:value-type="string">
            <text:p text:style-name="P37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36537127552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10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94"><text:span text:style-name="T390">De </text:span><text:span text:style-name="T414">Super</text:span><text:span text:style-name="T390">-toets is de Windows</text:span><text:span text:style-name="T391">-</text:span><text:span text:style-name="T392">toets</text:span><text:span text:style-name="T390">, </text:span><text:span text:style-name="T391">C</text:span><text:span text:style-name="T390">ommand-</text:span><text:span text:style-name="T392">toets</text:span><text:span text:style-name="T390">, of </text:span><text:span text:style-name="T391">V</text:span><text:span text:style-name="T390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8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736537127808">
          <table:table-cell table:style-name="_31_._5f_Installatie_5f_voorbereid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10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2"><text:span text:style-name="T500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1">Enter</text:span></text:span><text:span text:style-name="Strong_20_Emphasis"><text:span text:style-name="T89">-toets:<text:line-break/></text:span></text:span><text:span text:style-name="User_20_Entry"><text:span text:style-name="T341">sudo</text:span></text:span><text:span text:style-name="User_20_Entry"><text:span text:style-name="T340"> </text:span></text:span><text:span text:style-name="User_20_Entry"><text:span text:style-name="T341">apt install wget</text:span></text:span></text:p>
            <text:p text:style-name="P82"><text:span text:style-name="User_20_Entry"><text:span text:style-name="T340">wget karelzimmer.nl/</text:span></text:span><text:span text:style-name="User_20_Entry"><text:span text:style-name="T344">kz</text:span></text:span><text:span text:style-name="User_20_Entry"><text:span text:style-name="T340"><text:line-break/>bash </text:span></text:span><text:span text:style-name="User_20_Entry"><text:span text:style-name="T344">kz</text:span></text:span></text:p>
            <text:p text:style-name="P79"><text:span text:style-name="User_20_Entry"><text:span text:style-name="T342">exit</text:span></text:span></text:p>
          </table:table-cell>
        </table:table-row>
        <table:table-row table:style-name="TableLine94736537128064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736537128320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10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0">Super</text:span></text:span><text:span text:style-name="Strong_20_Emphasis"><text:span text:style-name="T101">-toets</text:span></text:span><text:span text:style-name="Strong_20_Emphasis"><text:span text:style-name="T336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4"> </text:span></text:span><text:span text:style-name="Strong_20_Emphasis"><text:span text:style-name="T300">Installatiem</text:span></text:span><text:span text:style-name="Strong_20_Emphasis"><text:span text:style-name="T299">enu</text:span></text:span><text:span text:style-name="Strong_20_Emphasis"><text:span text:style-name="T101">.</text:span></text:span></text:p>
          </table:table-cell>
        </table:table-row>
        <table:table-row table:style-name="TableLine94736537128576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10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7">1</text:span></text:span><text:span text:style-name="Strong_20_Emphasis"><text:span text:style-name="T303"> - </text:span></text:span><text:span text:style-name="Strong_20_Emphasis"><text:span text:style-name="T304">In</text:span></text:span><text:span text:style-name="Strong_20_Emphasis"><text:span text:style-name="T310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736537128832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10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5">Volg de aanwijzingen op het scherm.</text:span></text:span></text:p>
          </table:table-cell>
        </table:table-row>
        <table:table-row table:style-name="TableLine9473653712908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736537129344">
          <table:table-cell table:style-name="_31_._5f_Installatie_5f_voorbereiden.A1" office:value-type="string">
            <text:p text:style-name="P87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107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50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2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9"/>
      <text:list xml:id="list112428879985905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6537058576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3"><text:span text:style-name="T383">Start de computer op vanaf </text:span><text:span text:style-name="T384">een </text:span><text:span text:style-name="T384"><text:reference-ref text:reference-format="text" text:ref-name="Distributie">Debian</text:reference-ref></text:span><text:span text:style-name="T384"><text:s/></text:span><text:span text:style-name="T386">(</text:span><text:span text:style-name="T385">Live</text:span><text:span text:style-name="T225"><text:note text:id="ftn3" text:note-class="footnote"><text:note-citation>1</text:note-citation><text:note-body><text:p text:style-name="P90"><text:span text:style-name="T460">Vanaf ee</text:span>n Live <text:span text:style-name="T471">USB-stick of </text:span><text:span text:style-name="T399">CD</text:span><text:span text:style-name="T6"> </text:span>kunt <text:span text:style-name="T460">u opstarten en</text:span> met <text:reference-ref text:reference-format="text" text:ref-name="Distributie">Debian</text:reference-ref><text:s/>werken zonder deze te installeren.</text:p></text:note-body></text:note></text:span><text:span text:style-name="T227">)</text:span><text:span text:style-name="T385"> </text:span><text:span text:style-name="T385"><text:reference-ref text:reference-format="text" text:ref-name="Versie">11</text:reference-ref></text:span><text:span text:style-name="T220"><text:s/></text:span><text:span text:style-name="T224">GNOME</text:span><text:span text:style-name="T220"> </text:span><text:span text:style-name="T223">USB-stick</text:span><text:span text:style-name="T223"><text:note text:id="ftn4" text:note-class="footnote"><text:note-citation>2</text:note-citation><text:note-body><text:p text:style-name="P96">Downloa<text:span text:style-name="T491">d</text:span><text:span text:style-name="T487"> </text:span><text:span text:style-name="T401">e</text:span><text:span text:style-name="T494">e</text:span><text:span text:style-name="T496">n</text:span><text:span text:style-name="T494"> </text:span><text:span text:style-name="T491">Netwerk installer </text:span><text:span text:style-name="T487">CD</text:span><text:span text:style-name="T491"> vanaf</text:span><text:span text:style-name="Strong_20_Emphasis"><text:span text:style-name="T232"> </text:span></text:span><text:a xlink:type="simple" xlink:href="https://debian.org/" text:style-name="Internet_20_link" text:visited-style-name="Visited_20_Internet_20_Link"><text:span text:style-name="Internet_20_link"><text:span text:style-name="T418">debian.org</text:span></text:span></text:a><text:span text:style-name="Strong_20_Emphasis"><text:span text:style-name="T233"> </text:span></text:span><text:span text:style-name="Strong_20_Emphasis"><text:span text:style-name="T235">(klik op de knop </text:span></text:span><text:span text:style-name="Strong_20_Emphasis"><text:span text:style-name="T263">Download</text:span></text:span><text:span text:style-name="Strong_20_Emphasis"><text:span text:style-name="T235">) </text:span></text:span><text:span text:style-name="Strong_20_Emphasis"><text:span text:style-name="T234">of <text:line-break/></text:span></text:span><text:span text:style-name="Strong_20_Emphasis"><text:span text:style-name="T249">download </text:span></text:span><text:span text:style-name="Strong_20_Emphasis"><text:span text:style-name="T259">e</text:span></text:span><text:span text:style-name="Strong_20_Emphasis"><text:span text:style-name="T250">e</text:span></text:span><text:span text:style-name="Strong_20_Emphasis"><text:span text:style-name="T254">n</text:span></text:span><text:span text:style-name="Strong_20_Emphasis"><text:span text:style-name="T250"> </text:span></text:span><text:span text:style-name="T486">Live CD </text:span><text:span text:style-name="T491">vanaf</text:span><text:span text:style-name="Strong_20_Emphasis"><text:span text:style-name="T229"> </text:span></text:span><text:a xlink:type="simple" xlink:href="https://debian.org/CD/live/" text:style-name="Internet_20_link" text:visited-style-name="Visited_20_Internet_20_Link"><text:span text:style-name="Internet_20_link"><text:span text:style-name="T419">debian.org/CD/live</text:span></text:span></text:a><text:span text:style-name="Strong_20_Emphasis"><text:span text:style-name="T233"> </text:span></text:span><text:span text:style-name="Strong_20_Emphasis"><text:span text:style-name="T242">(</text:span></text:span><text:span text:style-name="Strong_20_Emphasis"><text:span text:style-name="T252">kies </text:span></text:span><text:span text:style-name="Strong_20_Emphasis"><text:span text:style-name="T242">debian-</text:span></text:span><text:span text:style-name="Strong_20_Emphasis"><text:span text:style-name="T248">live-</text:span></text:span><text:span text:style-name="Strong_20_Emphasis"><text:span text:style-name="T242">...-gnome.iso), </text:span></text:span><text:span text:style-name="Strong_20_Emphasis"><text:span text:style-name="T250">of</text:span></text:span></text:p><text:p text:style-name="P97"><text:span text:style-name="Strong_20_Emphasis"><text:span text:style-name="T228"><text:tab/>dow</text:span></text:span><text:span text:style-name="Strong_20_Emphasis"><text:span text:style-name="T250">nload </text:span></text:span><text:span text:style-name="Strong_20_Emphasis"><text:span text:style-name="T259">e</text:span></text:span><text:span text:style-name="Strong_20_Emphasis"><text:span text:style-name="T253">e</text:span></text:span><text:span text:style-name="Strong_20_Emphasis"><text:span text:style-name="T254">n</text:span></text:span><text:span text:style-name="Strong_20_Emphasis"><text:span text:style-name="T267"> </text:span></text:span><text:span text:style-name="Strong_20_Emphasis"><text:span text:style-name="T250">Live CD </text:span></text:span><text:span text:style-name="Strong_20_Emphasis"><text:span text:style-name="T258">met</text:span></text:span><text:span text:style-name="Strong_20_Emphasis"><text:span text:style-name="T250"> firmwarebestanden</text:span></text:span><text:span text:style-name="Strong_20_Emphasis"><text:span text:style-name="T337"><text:note-ref text:note-class="footnote" text:reference-format="text" text:ref-name="ftn6">4</text:note-ref></text:span></text:span><text:span text:style-name="Strong_20_Emphasis"><text:span text:style-name="T339"> </text:span></text:span><text:span text:style-name="Strong_20_Emphasis"><text:span text:style-name="T250">(</text:span></text:span><text:span text:style-name="Strong_20_Emphasis"><text:span text:style-name="T255">kies </text:span></text:span><text:span text:style-name="Strong_20_Emphasis"><text:span text:style-name="T250">debian-</text:span></text:span><text:span text:style-name="Strong_20_Emphasis"><text:span text:style-name="T255">live-</text:span></text:span><text:span text:style-name="Strong_20_Emphasis"><text:span text:style-name="T242">...-gnome</text:span></text:span><text:span text:style-name="Strong_20_Emphasis"><text:span text:style-name="T250">+non-fre</text:span></text:span><text:span text:style-name="Strong_20_Emphasis"><text:span text:style-name="T251">e</text:span></text:span><text:span text:style-name="Strong_20_Emphasis"><text:span text:style-name="T250">.iso), </text:span></text:span><text:span text:style-name="Strong_20_Emphasis"><text:span text:style-name="T228">e</text:span></text:span><text:span text:style-name="Strong_20_Emphasis"><text:span text:style-name="T231">n</text:span></text:span></text:p><text:p text:style-name="P97"><text:span text:style-name="Strong_20_Emphasis"><text:span text:style-name="T231"><text:tab/></text:span></text:span>plaats een USB-stick <text:span text:style-name="T497">van </text:span>min<text:span text:style-name="T498">imaal</text:span> 4 GB.</text:p><text:p text:style-name="P93"><text:tab/><text:span text:style-name="Strong_20_Emphasis"><text:span text:style-name="T257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90">etcher.io</text:span></text:span></text:a><text:span text:style-name="Strong_20_Emphasis"><text:span text:style-name="T240">) </text:span></text:span><text:span text:style-name="Strong_20_Emphasis"><text:span text:style-name="T247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3"> is</text:span></text:span><text:span text:style-name="Strong_20_Emphasis"><text:span text:style-name="T240"> </text:span></text:span><text:span text:style-name="Strong_20_Emphasis"><text:span text:style-name="T236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1">.</text:span></text:span></text:p></text:note-body></text:note></text:span><text:span text:style-name="T223"> </text:span><text:span text:style-name="T226">of</text:span><text:span text:style-name="T223"> </text:span><text:span text:style-name="T217">C</text:span><text:span text:style-name="T223">D</text:span><text:span text:style-name="T223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0">.</text:span></text:p>
            <text:p text:style-name="P39"><text:span text:style-name="T221">Opstartmenu/</text:span><text:span text:style-name="T222">boot menu</text:span><text:span text:style-name="T221"> </text:span><text:span text:style-name="T220">via </text:span><text:span text:style-name="Definition"><text:span text:style-name="T459">opstartmenu</text:span></text:span><text:span text:style-name="T220">, </text:span><text:span text:style-name="T221">instellingen/</text:span><text:span text:style-name="T222">setup</text:span><text:span text:style-name="T220"> via </text:span><text:span text:style-name="Definition"><text:span text:style-name="T459">instellingen</text:span></text:span><text:span text:style-name="T220">.</text:span></text:p>
          </table:table-cell>
        </table:table-row>
        <table:table-row table:style-name="TableLine94736536990976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10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56">Enter</text:span></text:span><text:span text:style-name="Strong_20_Emphasis"><text:span text:style-name="T129">-toets.</text:span></text:span></text:p>
          </table:table-cell>
        </table:table-row>
        <table:table-row table:style-name="TableLine947365370096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5">S</text:span></text:span><text:span text:style-name="Strong_20_Emphasis"><text:span text:style-name="T270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736537413984">
          <table:table-cell table:style-name="_32_._5f_Installatie_5f_uitvoeren.A1" office:value-type="string">
            <text:p text:style-name="P50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5">Volgende.</text:span></text:span></text:p>
          </table:table-cell>
        </table:table-row>
        <table:table-row table:style-name="TableLine94736537414240">
          <table:table-cell table:style-name="_32_._5f_Installatie_5f_uitvoeren.A1" office:value-type="string">
            <text:p text:style-name="P75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10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7">H</text:span></text:span><text:span text:style-name="Strong_20_Emphasis"><text:span text:style-name="T277">et t</text:span></text:span><text:span text:style-name="Strong_20_Emphasis"><text:span text:style-name="T276">oetsenbord </text:span></text:span><text:span text:style-name="Strong_20_Emphasis"><text:span text:style-name="T277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736537414496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10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5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95"><text:span text:style-name="T400">R</text:span><text:span text:style-name="T492">aadpleeg </text:span><text:a xlink:type="simple" xlink:href="https://wiki.debian.org/Firmware" text:style-name="Internet_20_link" text:visited-style-name="Visited_20_Internet_20_Link"><text:span text:style-name="T474">wiki.debian.org/Firmware</text:span></text:a> <text:span text:style-name="T493">voor firmwarebestanden </text:span><text:span text:style-name="T499">voor, </text:span><text:span text:style-name="T493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37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736537414752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10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6">H</text:span></text:span><text:span text:style-name="Strong_20_Emphasis"><text:span text:style-name="T271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18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736537415008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10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2">Gebruikers en wachtwoorden instellen</text:span></text:span><text:span text:style-name="Strong_20_Emphasis"><text:span text:style-name="T289"> </text:span></text:span><text:span text:style-name="Strong_20_Emphasis"><text:span text:style-name="T290">bij</text:span></text:span><text:span text:style-name="Strong_20_Emphasis"><text:span text:style-name="T289"> </text:span></text:span><text:span text:style-name="Strong_20_Emphasis"><text:span text:style-name="T318">Wat is de volledige naam van de nieuwe gebruiker</text:span></text:span><text:span text:style-name="Strong_20_Emphasis"><text:span text:style-name="T273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736537415264">
          <table:table-cell table:style-name="_32_._5f_Installatie_5f_uitvoeren.A1" office:value-type="string">
            <text:p text:style-name="P64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10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2">Gebruikers en wachtwoorden instellen</text:span></text:span><text:span text:style-name="Strong_20_Emphasis"><text:span text:style-name="T289"> </text:span></text:span><text:span text:style-name="Strong_20_Emphasis"><text:span text:style-name="T290">bij</text:span></text:span><text:span text:style-name="Strong_20_Emphasis"><text:span text:style-name="T289"> </text:span></text:span><text:span text:style-name="Strong_20_Emphasis"><text:span text:style-name="T318">Wat is </text:span></text:span><text:span text:style-name="Strong_20_Emphasis"><text:span text:style-name="T319">het wachtwoord voor de nieuwe gebruiker</text:span></text:span><text:span text:style-name="Strong_20_Emphasis"><text:span text:style-name="T273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73653741552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10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4">Schijven indelen</text:span></text:span><text:span text:style-name="Strong_20_Emphasis"><text:span text:style-name="T291"> </text:span></text:span><text:span text:style-name="Strong_20_Emphasis"><text:span text:style-name="T332">bij</text:span></text:span><text:span text:style-name="Strong_20_Emphasis"><text:span text:style-name="T291"> </text:span></text:span><text:span text:style-name="Strong_20_Emphasis"><text:span text:style-name="T321">Schijfindelingsmethode</text:span></text:span><text:span text:style-name="Strong_20_Emphasis"><text:span text:style-name="T269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736537415776">
          <table:table-cell table:style-name="_32_._5f_Installatie_5f_uitvoeren.A1" office:value-type="string">
            <text:p text:style-name="P73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10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4">Schijven indelen</text:span></text:span><text:span text:style-name="Strong_20_Emphasis"><text:span text:style-name="T291"> </text:span></text:span><text:span text:style-name="Strong_20_Emphasis"><text:span text:style-name="T292">en </text:span></text:span><text:span text:style-name="Strong_20_Emphasis"><text:span text:style-name="T322">Data … wordt gewist</text:span></text:span><text:span text:style-name="Strong_20_Emphasis"><text:span text:style-name="T292"> klik </text:span></text:span><text:span text:style-name="Strong_20_Emphasis"><text:span text:style-name="T293">evt. </text:span></text:span><text:span text:style-name="Strong_20_Emphasis"><text:span text:style-name="T292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736537416032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10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736537416288">
          <table:table-cell table:style-name="_32_._5f_Installatie_5f_uitvoeren.A1" office:value-type="string">
            <text:p text:style-name="P78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10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4">Schijven indelen</text:span></text:span><text:span text:style-name="Strong_20_Emphasis"><text:span text:style-name="T291"> </text:span></text:span><text:span text:style-name="Strong_20_Emphasis"><text:span text:style-name="T333">met</text:span></text:span><text:span text:style-name="Strong_20_Emphasis"><text:span text:style-name="T30"> </text:span></text:span><text:span text:style-name="Strong_20_Emphasis"><text:span text:style-name="T320">Wilt u deze aanpassingen wegschrijven naar de schijven?</text:span></text:span><text:span text:style-name="Strong_20_Emphasis"><text:span text:style-name="T269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736537416544">
          <table:table-cell table:style-name="_32_._5f_Installatie_5f_uitvoeren.A1" office:value-type="string">
            <text:p text:style-name="P77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10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95">Als</text:span> het scherm <text:span text:style-name="T467">Software-selectie</text:span> verschijnt, <text:span text:style-name="T470">dat is als de Netwerk installer CD wordt gebruikt</text:span>, klik <text:span text:style-name="T488">in keuzevak </text:span>voor <text:span text:style-name="T467">GNOME</text:span> en klik op <text:span text:style-name="T467">Volgende</text:span>.</text:p>
          </table:table-cell>
        </table:table-row>
        <table:table-row table:style-name="TableLine9473653741680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10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19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7365374170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6537417312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10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8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56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8"><text:span text:style-name="Strong_20_Emphasis"><text:span text:style-name="T148"/></text:span></text:p>
      <text:list xml:id="list112428102591241" text:continue-numbering="true" text:style-name="L1">
        <text:list-item>
          <text:p text:style-name="P103"><text:span text:style-name="Strong_20_Emphasis"><text:span text:style-name="T278">Installatie </text:span></text:span><text:span text:style-name="Strong_20_Emphasis"><text:span text:style-name="T279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6537380736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10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3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0">Enter</text:span></text:span><text:span text:style-name="Strong_20_Emphasis"><text:span text:style-name="T56">-toets.</text:span></text:span></text:p>
          </table:table-cell>
        </table:table-row>
        <table:table-row table:style-name="TableLine947365373544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3653737012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10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36537655600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37655856">
          <table:table-cell table:style-name="_33_._5f_Installatie_5f_afronden.A1" office:value-type="string">
            <text:p text:style-name="P89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107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0">Volgende</text:span></text:span><text:span text:style-name="Strong_20_Emphasis"><text:span text:style-name="T150">.</text:span></text:span></text:p>
          </table:table-cell>
        </table:table-row>
        <table:table-row table:style-name="TableLine94736537656112">
          <table:table-cell table:style-name="_33_._5f_Installatie_5f_afronden.A1" office:value-type="string">
            <text:p text:style-name="P89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107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281">Klaar om te beginnen</text:span></text:span><text:span text:style-name="Strong_20_Emphasis"><text:span text:style-name="T316">?</text:span></text:span><text:span text:style-name="Strong_20_Emphasis"><text:span text:style-name="T317">fixme</text:span></text:span><text:span text:style-name="Strong_20_Emphasis"><text:span text:style-name="T281"> </text:span></text:span><text:span text:style-name="Strong_20_Emphasis"><text:span text:style-name="T150">klik op </text:span></text:span><text:span text:style-name="Strong_20_Emphasis"><text:span text:style-name="T280">Vol</text:span></text:span><text:span text:style-name="Strong_20_Emphasis"><text:span text:style-name="T282">tooid</text:span></text:span><text:span text:style-name="Strong_20_Emphasis"><text:span text:style-name="T316">?</text:span></text:span><text:span text:style-name="Strong_20_Emphasis"><text:span text:style-name="T317">fixme</text:span></text:span><text:span text:style-name="Strong_20_Emphasis"><text:span text:style-name="T150">.</text:span></text:span></text:p>
          </table:table-cell>
        </table:table-row>
        <table:table-row table:style-name="TableLine947365376563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50"/></text:span></text:p>
          </table:table-cell>
        </table:table-row>
        <table:table-row table:style-name="TableLine9473653765662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10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92"><text:span text:style-name="T390">De </text:span><text:span text:style-name="T414">Super</text:span><text:span text:style-name="T390">-toets is de Windows</text:span><text:span text:style-name="T391">-</text:span><text:span text:style-name="T392">toets</text:span><text:span text:style-name="T390">, </text:span><text:span text:style-name="T391">C</text:span><text:span text:style-name="T390">ommand-</text:span><text:span text:style-name="T392">toets</text:span><text:span text:style-name="T390">, of </text:span><text:span text:style-name="T391">V</text:span><text:span text:style-name="T390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3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4">Gebruikers</text:span></text:span><text:span text:style-name="Strong_20_Emphasis"><text:span text:style-name="T113">.</text:span></text:span></text:p>
          </table:table-cell>
        </table:table-row>
        <table:table-row table:style-name="TableLine94736537656880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6">Gebruik</text:span></text:span><text:span text:style-name="Strong_20_Emphasis"><text:span text:style-name="T307">er</text:span></text:span><text:span text:style-name="Strong_20_Emphasis"><text:span text:style-name="T306"> toevoegen</text:span></text:span><text:span text:style-name="Strong_20_Emphasis"><text:span text:style-name="T125">.</text:span></text:span></text:p>
          </table:table-cell>
        </table:table-row>
        <table:table-row table:style-name="TableLine947365376571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3765772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10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0">Super</text:span></text:span><text:span text:style-name="Strong_20_Emphasis"><text:span text:style-name="T91">-toets</text:span></text:span><text:span text:style-name="Strong_20_Emphasis"><text:span text:style-name="T335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5">Software</text:span></text:span><text:span text:style-name="Strong_20_Emphasis"><text:span text:style-name="T91">.</text:span></text:span></text:p>
          </table:table-cell>
        </table:table-row>
        <table:table-row table:style-name="TableLine94736537658320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8">Klik op </text:span><text:span text:style-name="T381">Updates</text:span><text:span text:style-name="T379"> en a</text:span><text:span text:style-name="T377">ls</text:span><text:span text:style-name="T373"> </text:span><text:span text:style-name="T374">er </text:span><text:span text:style-name="T373">updates beschikbaar zijn, k</text:span><text:span text:style-name="T375">lik op </text:span><text:span text:style-name="Strong_20_Emphasis"><text:span text:style-name="T387">Downloaden</text:span></text:span><text:span text:style-name="T375"> </text:span><text:span text:style-name="T380">en vervolgens op </text:span><text:span text:style-name="T382">Herstarten &amp; bijwerken</text:span><text:span text:style-name="T380">.</text:span></text:p>
          </table:table-cell>
        </table:table-row>
        <table:table-row table:style-name="TableLine94736537658912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10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6">A</text:span><text:span text:style-name="T469">anmelden als </text:span><text:span text:style-name="Definition"><text:span text:style-name="T8">gebruiker</text:span></text:span>.</text:p>
          </table:table-cell>
        </table:table-row>
        <table:table-row table:style-name="TableLine947365376595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37660096">
          <table:table-cell table:style-name="_33_._5f_Installatie_5f_afron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10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335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8">Terminalvenster</text:span></text:span><text:span text:style-name="Strong_20_Emphasis"><text:span text:style-name="T116">. </text:span></text:span></text:p>
          </table:table-cell>
        </table:table-row>
        <table:table-row table:style-name="TableLine94736537660688">
          <table:table-cell table:style-name="_33_._5f_Installatie_5f_afrond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10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80"><text:span text:style-name="T500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1">Enter</text:span></text:span><text:span text:style-name="Strong_20_Emphasis"><text:span text:style-name="T89">-toets:<text:line-break/></text:span></text:span><text:span text:style-name="User_20_Entry"><text:span text:style-name="T341">sudo</text:span></text:span><text:span text:style-name="User_20_Entry"><text:span text:style-name="T340"> </text:span></text:span><text:span text:style-name="User_20_Entry"><text:span text:style-name="T341">apt install wget</text:span></text:span><text:span text:style-name="User_20_Entry"><text:span text:style-name="T340"><text:line-break/>wget karelzimmer.nl/</text:span></text:span><text:span text:style-name="User_20_Entry"><text:span text:style-name="T344">kz</text:span></text:span><text:span text:style-name="User_20_Entry"><text:span text:style-name="T340"><text:line-break/>bash </text:span></text:span><text:span text:style-name="User_20_Entry"><text:span text:style-name="T344">kz</text:span></text:span></text:p>
            <text:p text:style-name="P81"><text:span text:style-name="User_20_Entry"><text:span text:style-name="T343">exit</text:span></text:span></text:p>
          </table:table-cell>
        </table:table-row>
        <table:table-row table:style-name="TableLine9473653766128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6537661872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10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0">Super</text:span></text:span><text:span text:style-name="Strong_20_Emphasis"><text:span text:style-name="T91">-toets</text:span></text:span><text:span text:style-name="Strong_20_Emphasis"><text:span text:style-name="T335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0">Installatiem</text:span></text:span><text:span text:style-name="Strong_20_Emphasis"><text:span text:style-name="T299">enu</text:span></text:span><text:span text:style-name="Strong_20_Emphasis"><text:span text:style-name="T88">.</text:span></text:span></text:p>
          </table:table-cell>
        </table:table-row>
        <table:table-row table:style-name="TableLine9473653766246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10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298">3 -</text:span></text:span><text:span text:style-name="Strong_20_Emphasis"><text:span text:style-name="T268"> </text:span></text:span><text:span text:style-name="Strong_20_Emphasis"><text:span text:style-name="T294">Installatie</text:span></text:span><text:span text:style-name="Strong_20_Emphasis"><text:span text:style-name="T295"> </text:span></text:span><text:span text:style-name="Strong_20_Emphasis"><text:span text:style-name="T296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736537663056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10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Volg de aanwijzingen op het scherm.</text:span></text:span></text:p>
          </table:table-cell>
        </table:table-row>
        <table:table-row table:style-name="TableLine94736537663648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736537664240">
          <table:table-cell table:style-name="_33_._5f_Installatie_5f_afronden.A1" office:value-type="string">
            <text:p text:style-name="P83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10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502">De installatie kan nagelopen worden aan de hand van </text:span><text:span text:style-name="T505">een </text:span><text:span text:style-name="T502">bestand</text:span><text:span text:style-name="T501"><text:note text:id="ftn8" text:note-class="footnote"><text:note-citation>2</text:note-citation><text:note-body><text:p text:style-name="P100"><text:span text:style-name="T465">In map </text:span><text:span text:style-name="T462">/usr/local/etc </text:span><text:span text:style-name="T465">bevat </text:span><text:span text:style-name="T412">b</text:span><text:span text:style-name="T462">estand kz_install</text:span><text:span text:style-name="T413">_</text:span><text:span text:style-name="T411">applist</text:span><text:span text:style-name="T462"> </text:span><text:span text:style-name="T463">eerder geïnstalleerde apps</text:span><text:span text:style-name="T464">.</text:span></text:p></text:note-body></text:note></text:span><text:span text:style-name="T502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2"/></text:span></text:p>
      <text:p text:style-name="P42"><text:span text:style-name="Strong_20_Emphasis"><text:span text:style-name="T75"/></text:span></text:p>
      <text:list xml:id="list112429974156554" text:continue-numbering="true" text:style-name="L1">
        <text:list-item>
          <text:p text:style-name="P10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36537591888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91"><text:span text:style-name="T466">Na aanmelden als </text:span><text:span text:style-name="Definition"><text:span text:style-name="T475">2</text:span></text:span><text:span text:style-name="Definition"><text:span text:style-name="T504">e</text:span></text:span><text:span text:style-name="Definition"><text:span text:style-name="T475"> </text:span></text:span><text:span text:style-name="Definition"><text:span text:style-name="T476">gebruiker</text:span></text:span><text:span text:style-name="T466">, </text:span><text:span text:style-name="T489">zoek en </text:span><text:span text:style-name="T466">start</text:span><text:span text:style-name="T473"> </text:span><text:span text:style-name="T472">In</text:span><text:span text:style-name="T468">stallatiemenu</text:span><text:span text:style-name="Strong_20_Emphasis"><text:span text:style-name="T324"> </text:span></text:span><text:span text:style-name="T466">en </text:span><text:span text:style-name="User_20_Entry"><text:span text:style-name="T264">kies </text:span></text:span><text:span text:style-name="User_20_Entry"><text:span text:style-name="T266">4 -</text:span></text:span><text:span text:style-name="User_20_Entry"><text:span text:style-name="T264"> </text:span></text:span><text:span text:style-name="User_20_Entry"><text:span text:style-name="T265">Gebruiker inrichten</text:span></text:span><text:span text:style-name="User_20_Entry"><text:span text:style-name="T264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4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298">4 -</text:span></text:span><text:span text:style-name="Strong_20_Emphasis"><text:span text:style-name="T268"> </text:span></text:span><text:span text:style-name="T311">Gebruiker inrichten</text:span><text:span text:style-name="Strong_20_Emphasis"><text:span text:style-name="T78">.</text:span></text:span></text:p>
          </table:table-cell>
        </table:table-row>
        <table:table-row table:style-name="TableLine9473653786264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61">Volg de aanwijzingen op het scherm.</text:span></text:span></text:p>
          </table:table-cell>
        </table:table-row>
        <table:table-row table:style-name="TableLine94736537863008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736537864784">
          <table:table-cell table:style-name="Tabel2.A1" office:value-type="string">
            <text:p text:style-name="P84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107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415">Het</text:span><text:span text:style-name="T502"> </text:span><text:span text:style-name="T416">inrichten </text:span><text:span text:style-name="T502">kan nagelopen worden aan de hand van bestanden</text:span><text:span text:style-name="T501"><text:note text:id="ftn10" text:note-class="footnote"><text:note-citation>2</text:note-citation><text:note-body><text:p text:style-name="P99"><text:span text:style-name="T410">I</text:span><text:span text:style-name="T406">n</text:span><text:span text:style-name="T407"> de Persoonlijke map </text:span><text:span text:style-name="T406">bevat </text:span><text:span text:style-name="T410">map </text:span><text:span text:style-name="T407">kz_setup_list</text:span><text:span text:style-name="T405">s </text:span><text:span text:style-name="T409">bestanden met</text:span><text:span text:style-name="T406"> </text:span><text:span text:style-name="T408">eerder gekozen gebruikersfoto, </text:span><text:span text:style-name="T407">bureaubladachtergrond, favorieten, en opdrachtgeschiedenis.</text:span></text:p></text:note-body></text:note></text:span><text:span text:style-name="T502"> aangemaakt in hoofdstuk 1 met keuze 1 - Installatie voorbereiden.</text:span></text:p>
          </table:table-cell>
        </table:table-row>
        <table:table-row table:style-name="TableLine947365378653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37865968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107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3">Herstart de computer.</text:span></text:span></text:p>
          </table:table-cell>
        </table:table-row>
        <table:table-row table:style-name="TableLine947365378549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3785555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107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736537856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3786008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107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3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7365378606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37861264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6">Maak een </text:span></text:span><text:span text:style-name="Strong_20_Emphasis"><text:span text:style-name="T288">back-up</text:span></text:span><text:span text:style-name="Strong_20_Emphasis"><text:span text:style-name="T286"> </text:span></text:span><text:span text:style-name="Strong_20_Emphasis"><text:span text:style-name="T285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0">Installatie</text:span></text:span><text:span text:style-name="Strong_20_Emphasis"><text:span text:style-name="T301">m</text:span></text:span><text:span text:style-name="Strong_20_Emphasis"><text:span text:style-name="T299">enu</text:span></text:span><text:span text:style-name="Strong_20_Emphasis"><text:span text:style-name="T88">.</text:span></text:span></text:p>
          </table:table-cell>
        </table:table-row>
        <table:table-row table:style-name="TableLine9473653785752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30">K</text:span></text:span><text:span text:style-name="Strong_20_Emphasis"><text:span text:style-name="T286">ies</text:span></text:span><text:span text:style-name="Strong_20_Emphasis"><text:span text:style-name="T285"> </text:span></text:span><text:span text:style-name="Strong_20_Emphasis"><text:span text:style-name="T308">5 -</text:span></text:span><text:span text:style-name="T284"> </text:span><text:span text:style-name="T308">Opdrachtenmenu</text:span><text:span text:style-name="T286">, </text:span><text:span text:style-name="T334">kies</text:span><text:span text:style-name="T286"> </text:span><text:span text:style-name="T309">1 -</text:span><text:span text:style-name="T284"> </text:span><text:span text:style-name="T312">Back-up</text:span><text:span text:style-name="T309"> </text:span><text:span text:style-name="T312">maken</text:span><text:span text:style-name="T284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73653785811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107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83">Volg de aanwijzingen op het scherm.</text:span></text:span></text:p>
          </table:table-cell>
        </table:table-row>
        <table:table-row table:style-name="TableLine947365378587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6537846688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107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9">Plan automatische </text:span></text:span><text:span text:style-name="Strong_20_Emphasis"><text:span text:style-name="T331">reservekopieën</text:span></text:span><text:span text:style-name="Strong_20_Emphasis"><text:span text:style-name="T286"> </text:span></text:span><text:span text:style-name="Strong_20_Emphasis"><text:span text:style-name="T287">in </text:span></text:span><text:span text:style-name="Strong_20_Emphasis"><text:span text:style-name="T285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2">Reservekopieën</text:span></text:span><text:span text:style-name="Strong_20_Emphasis"><text:span text:style-name="T88">.</text:span></text:span></text:p>
          </table:table-cell>
        </table:table-row>
        <table:table-row table:style-name="TableLine9473653784736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107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83">Volg de aanwijzingen op het scherm.</text:span></text:span></text:p>
          </table:table-cell>
        </table:table-row>
      </table:table>
      <text:p text:style-name="P17"><text:span text:style-name="Strong_20_Emphasis"><text:span text:style-name="T78"/></text:span></text:p>
      <text:p text:style-name="P47"/>
      <text:p text:style-name="P33"><text:span text:style-name="T351">De installatie van </text:span><text:span text:style-name="T351"><text:reference-ref text:reference-format="text" text:ref-name="Distributie">Debian</text:reference-ref></text:span><text:span text:style-name="T351"><text:s/></text:span><text:span text:style-name="T352"><text:reference-ref text:reference-format="text" text:ref-name="Versie">11</text:reference-ref></text:span><text:span text:style-name="T351"><text:s/></text:span><text:span text:style-name="T357">LTS </text:span><text:span text:style-name="T351"><text:reference-ref text:reference-format="text" text:ref-name="Editie">desktop</text:reference-ref></text:span><text:span text:style-name="T351"><text:s/>is voltooid.</text:span></text:p>
      <text:p text:style-name="P27"/>
      <text:p text:style-name="P26"><text:span text:style-name="T456">E</text:span><text:span text:style-name="T455">inde c</text:span><text:span text:style-name="T454">hecklist.</text:span></text:p>
      <text:p text:style-name="P28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80">Auteursrecht </text:span><text:span text:style-name="Strong_20_Emphasis"><text:span text:style-name="T479">© </text:span></text:span><text:span text:style-name="Strong_20_Emphasis"><text:span text:style-name="T478">2</text:span></text:span><text:span text:style-name="T480">020-</text:span><text:span text:style-name="T482">2021</text:span><text:span text:style-name="T480"> Karel Zimmer.</text:span></text:p>
      <text:p text:style-name="P9"/>
      <text:p text:style-name="P11"><text:span text:style-name="T481">Creative Commons Naamsvermelding-GelijkDelen Internationaal</text:span><text:span text:style-name="T483">-</text:span><text:span text:style-name="T48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8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0T11:24:27.534318566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1:24:27.393500951</dc:date>
    <meta:keyword>Installatie</meta:keyword>
    <meta:keyword>Checklist</meta:keyword>
    <meta:keyword>Linux</meta:keyword>
    <meta:editing-cycles>6312</meta:editing-cycles>
    <meta:editing-duration>P11DT3H11M34S</meta:editing-duration>
    <meta:print-date>2021-03-23T20:07:57.967210640</meta:print-date>
    <dc:creator>Karel Zimmer</dc:creator>
    <meta:document-statistic meta:table-count="4" meta:image-count="0" meta:object-count="0" meta:page-count="4" meta:paragraph-count="142" meta:word-count="1111" meta:character-count="7537" meta:non-whitespace-character-count="6438"/>
    <meta:user-defined meta:name="Info 1"/>
    <meta:user-defined meta:name="Info 2"/>
    <meta:user-defined meta:name="Info 3"/>
    <meta:user-defined meta:name="Info 4"/>
  </office:meta>
</office:document-meta>
</file>